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 style:font-family-generic="system"/>
    <style:font-face style:name="Consolas" svg:font-family="Consolas, 'Liberation Mono', Me" style:font-family-generic="system"/>
    <style:font-face style:name="Helvetica Neue" svg:font-family="'Helvetica Neue'" style:font-family-generic="system"/>
    <style:font-face style:name="Helvetica" svg:font-family="Helvetica, arial, nimbussansl" style:font-family-generic="system"/>
    <style:font-face style:name="Menlo" svg:font-family="Menlo, Monaco, Consolas, 'Couri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043in" style:line-height-at-least="0.2291in"/>
      <style:text-properties fo:color="#666666" style:font-name="Arial1" fo:font-size="10.5pt" style:font-size-asian="10.5pt"/>
    </style:style>
    <style:style style:name="P2" style:family="paragraph" style:parent-style-name="Preformatted_20_Text">
      <style:paragraph-properties style:line-height-at-least="0.198in"/>
      <style:text-properties fo:color="#333333" style:font-name="Consolas" fo:font-size="10.5pt" fo:background-color="#f7f7f7" style:font-size-asian="10.5pt"/>
    </style:style>
    <style:style style:name="P3" style:family="paragraph" style:parent-style-name="Preformatted_20_Text">
      <style:paragraph-properties style:line-height-at-least="0.198in"/>
      <style:text-properties fo:color="#333333" fo:font-size="10.5pt" style:font-size-asian="10.5pt"/>
    </style:style>
    <style:style style:name="P4" style:family="paragraph" style:parent-style-name="Preformatted_20_Text">
      <style:paragraph-properties style:line-height-at-least="0.198in"/>
    </style:style>
    <style:style style:name="P5" style:family="paragraph" style:parent-style-name="Text_20_body">
      <style:paragraph-properties style:line-height-at-least="0.198in"/>
      <style:text-properties fo:color="#333333" style:font-name="Helvetica" fo:font-size="10.5pt" style:font-size-asian="10.5pt"/>
    </style:style>
    <style:style style:name="P6" style:family="paragraph" style:parent-style-name="Text_20_body">
      <style:paragraph-properties style:line-height-at-least="0.198in"/>
      <style:text-properties fo:color="#c5000b" style:font-name="Helvetica" fo:font-size="10.5pt" fo:font-weight="bold" style:font-size-asian="10.5pt" style:font-weight-asian="bold" style:font-weight-complex="bold"/>
    </style:style>
    <style:style style:name="P7" style:family="paragraph" style:parent-style-name="Text_20_body">
      <style:paragraph-properties style:line-height-at-least="0.198in"/>
    </style:style>
    <style:style style:name="P8" style:family="paragraph" style:parent-style-name="Heading_20_3">
      <style:text-properties fo:color="#151819" style:font-name="Open Sans" fo:font-size="16.5pt" style:font-size-asian="16.5pt"/>
    </style:style>
    <style:style style:name="P9" style:family="paragraph" style:parent-style-name="Heading_20_3">
      <style:paragraph-properties fo:margin-top="0in" fo:margin-bottom="0.052in" style:line-height-at-least="0.2709in"/>
      <style:text-properties fo:color="#151819" style:font-name="Open Sans" fo:font-size="16.5pt" style:font-size-asian="16.5pt"/>
    </style:style>
    <style:style style:name="P10" style:family="paragraph" style:parent-style-name="Heading_20_3">
      <style:paragraph-properties fo:margin-top="0in" fo:margin-bottom="0.1563in" fo:line-height="110%"/>
    </style:style>
    <style:style style:name="P11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color="#c7254e" style:font-name="Menlo" fo:font-size="10.5pt" style:font-size-asian="10.5pt"/>
    </style:style>
    <style:style style:name="T2" style:family="text">
      <style:text-properties fo:color="#151819" style:font-name="Open Sans" fo:font-size="16.5pt" fo:font-weight="bold" style:font-size-asian="16.5pt" style:font-weight-asian="bold"/>
    </style:style>
    <style:style style:name="T3" style:family="text">
      <style:text-properties fo:color="#333333"/>
    </style:style>
    <style:style style:name="T4" style:family="text">
      <style:text-properties fo:color="#333333" style:font-name="Helvetica" fo:font-size="12pt" fo:font-weight="normal" style:font-size-asian="12pt" style:font-weight-asian="normal"/>
    </style:style>
    <style:style style:name="T5" style:family="text">
      <style:text-properties fo:color="#333333" style:font-name="Helvetica" fo:font-size="10.5pt" style:font-size-asian="10.5pt"/>
    </style:style>
    <style:style style:name="T6" style:family="text">
      <style:text-properties fo:color="#333333" style:font-name="Consolas" fo:font-size="10.5pt" fo:background-color="#f7f7f7" style:font-size-asian="10.5pt"/>
    </style:style>
    <style:style style:name="T7" style:family="text">
      <style:text-properties fo:color="#333333" style:font-name="Helvetica Neue" fo:font-size="10.5pt" fo:background-color="#f7f7f7" style:font-size-asian="10.5pt"/>
    </style:style>
    <style:style style:name="T8" style:family="text">
      <style:text-properties fo:color="#333333" fo:font-size="10.5pt" style:font-size-asian="10.5pt"/>
    </style:style>
    <style:style style:name="T9" style:family="text">
      <style:text-properties fo:color="#3572b0" style:font-name="Helvetica Neue"/>
    </style:style>
    <style:style style:name="T10" style:family="text">
      <style:text-properties fo:color="#3572b0" style:font-name="Helvetica Neue" fo:background-color="#f7f7f7"/>
    </style:style>
    <style:style style:name="T11" style:family="text">
      <style:text-properties style:font-name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Default_20_Paragraph_20_Font"><text:span text:style-name="T1">git clone đ</text:span></text:span><text:span text:style-name="Default_20_Paragraph_20_Font"><text:span text:style-name="T1">ị</text:span></text:span><text:span text:style-name="Default_20_Paragraph_20_Font"><text:span text:style-name="T1">a_ch</text:span></text:span><text:span text:style-name="Default_20_Paragraph_20_Font"><text:span text:style-name="T1">ỉ</text:span></text:span><text:span text:style-name="Default_20_Paragraph_20_Font"><text:span text:style-name="T2"> <text:s text:c="2"/>/* check out a repo</text:span></text:span></text:p>
      <text:h text:style-name="P8" text:outline-level="3">Đưa những file vào danh sách trước khi commit (bỏ qua nếu không có file mới được tạo)</text:h>
      <text:p text:style-name="P1">git add</text:p>
      <text:h text:style-name="P9" text:outline-level="3">Commit những thay đổi trước khi push lên server</text:h>
      <text:p text:style-name="P1">git commit -m “Thông tin ngắn gọn về thay đổi này”</text:p>
      <text:h text:style-name="P9" text:outline-level="3">Tải lên server nhánh master</text:h>
      <text:p text:style-name="P1">git push origin master</text:p>
      <text:p text:style-name="Standard">.</text:p>
      <text:p text:style-name="Standard"><text:a xlink:type="simple" xlink:href="https://confluence.atlassian.com/bitbucketserver/basic-git-commands-776639767.html" office:target-frame-name="_top" xlink:show="replace" text:style-name="Internet_20_link" text:visited-style-name="Visited_20_Internet_20_Link">https://confluence.atlassian.com/bitbucketserver/basic-git-commands-776639767.html</text:a></text:p>
      <text:p text:style-name="Standard"><text:a xlink:type="simple" xlink:href="http://thachpham.com/tools/hieu-them-ve-commit-va-staging-area-git.html" office:target-frame-name="_top" xlink:show="replace" text:style-name="Internet_20_link" text:visited-style-name="Visited_20_Internet_20_Link">http://thachpham.com/tools/hieu-them-ve-commit-va-staging-area-git.html</text:a></text:p>
      <text:p text:style-name="Standard"/>
      <text:p text:style-name="Standard"/>
      <text:p text:style-name="Standard"/>
      <text:h text:style-name="P10" text:outline-level="3"><text:span text:style-name="Default_20_Paragraph_20_Font"><text:span text:style-name="T3">…</text:span></text:span><text:span text:style-name="Default_20_Paragraph_20_Font"><text:span text:style-name="T4">or create a new repository on the command line</text:span></text:span></text:h>
      <text:p text:style-name="P2">echo "# SimpleSite" &gt;&gt; README.md</text:p>
      <text:p text:style-name="P2">git init</text:p>
      <text:p text:style-name="P2">git add --all</text:p>
      <text:p text:style-name="P2">git commit -m "first commit"</text:p>
      <text:p text:style-name="P2">git remote add origin https://github.com/minhqlrt/SimpleSite.git</text:p>
      <text:p text:style-name="P2">git push origin master</text:p>
      <text:p text:style-name="P2"/>
      <text:p text:style-name="P2"/>
      <text:h text:style-name="P10" text:outline-level="3"><text:span text:style-name="Default_20_Paragraph_20_Font"><text:span text:style-name="T3">…</text:span></text:span><text:span text:style-name="Default_20_Paragraph_20_Font"><text:span text:style-name="T4">or push an existing repository from the command line</text:span></text:span></text:h>
      <text:p text:style-name="P2">git remote add origin https://github.com/minhqlrt/SimpleSite.git</text:p>
      <text:p text:style-name="P2">git push -u origin master</text:p>
      <text:p text:style-name="P2"/>
      <text:p text:style-name="P2"/>
      <text:p text:style-name="P2"/>
      <text:p text:style-name="P2"/>
      <text:h text:style-name="P10" text:outline-level="3"><text:span text:style-name="Default_20_Paragraph_20_Font"><text:span text:style-name="T3">…</text:span></text:span><text:span text:style-name="Default_20_Paragraph_20_Font"><text:span text:style-name="T4">or import code from another repository</text:span></text:span></text:h>
      <text:p text:style-name="P5">You can initialize this repository with code from a Subversion, Mercurial, or TFS project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Cách push một folder ABC lên github's repo:</text:p>
      <text:p text:style-name="P5">Step 1: Create a repo on github</text:p>
      <text:p text:style-name="P5">Step 2: On local computer, open GitShell, browse to the folder ABC which you want to push</text:p>
      <text:p text:style-name="P5">Step 3: git init to create hidden git folder inside folder ABC</text:p>
      <text:p text:style-name="P5">Step 4: git add * to add all files of folder ABC to Staged</text:p>
      <text:p text:style-name="P5">Step 5: git commit -m "test" to commit</text:p>
      <text:p text:style-name="P7"><text:span text:style-name="Default_20_Paragraph_20_Font"><text:span text:style-name="T5">Step 6: </text:span></text:span><text:span text:style-name="Default_20_Paragraph_20_Font"><text:span text:style-name="T6">git remote add origin </text:span></text:span><text:a xlink:type="simple" xlink:href="https://github.com/minhqlrt/SimpleSite.gitC" office:target-frame-name="_top" xlink:show="replace" text:style-name="Internet_20_link" text:visited-style-name="Visited_20_Internet_20_Link"><text:span text:style-name="Default_20_Paragraph_20_Font"><text:span text:style-name="T6">https://github.com/minhqlrt/SimpleSite.git</text:span></text:span></text:a></text:p>
      <text:p text:style-name="P7"><text:span text:style-name="Default_20_Paragraph_20_Font"><text:span text:style-name="T6">C</text:span></text:span><text:span text:style-name="Default_20_Paragraph_20_Font"><text:span text:style-name="T7">onnect your local repository folder ABC to a remote server (Simple Site repo on Github), add t</text:span></text:span><text:span text:style-name="Default_20_Paragraph_20_Font"><text:span text:style-name="T7">he server to be able to push to it</text:span></text:span></text:p>
      <text:p text:style-name="P2">Step 7: git push origin master</text:p>
      <text:p text:style-name="P2"/>
      <text:p text:style-name="P2">origin is the name of Simple Site repo</text:p>
      <text:p text:style-name="P2"/>
      <text:p text:style-name="P2"/>
      <text:p text:style-name="P2"/>
      <text:p text:style-name="P2"/>
      <text:p text:style-name="P2">If you accidentally delete files in working folder (but does not push), you can revert them by using below command</text:p>
      <text:p text:style-name="P4"><text:a xlink:type="simple" xlink:href="http://atlassian.com/git/tutorial/undoing-changes" office:target-frame-name="_top" xlink:show="replace" text:style-name="Internet_20_link" text:visited-style-name="Visited_20_Internet_20_Link"><text:span text:style-name="Strong_20_Emphasis"><text:span text:style-name="T10">Undo local changes</text:span></text:span></text:a><text:span text:style-name="Default_20_Paragraph_20_Font"><text:span text:style-name="T6"> </text:span></text:span><text:span text:style-name="Default_20_Paragraph_20_Font"><text:span text:style-name="T8">git checkout -- &lt;filename&gt;</text:span></text:span></text:p>
      <text:p text:style-name="P3">git checkout *</text:p>
      <text:p text:style-name="P2"/>
      <text:p text:style-name="P2"/>
      <text:p text:style-name="P4"><text:a xlink:type="simple" xlink:href="http://atlassian.com/git/tutorial/remote-repositories" office:target-frame-name="_top" xlink:show="replace" text:style-name="Internet_20_link" text:visited-style-name="Visited_20_Internet_20_Link"><text:span text:style-name="Strong_20_Emphasis"><text:span text:style-name="T9">Update from the remote repository</text:span></text:span></text:a></text:p>
      <text:p text:style-name="P4"><text:span text:style-name="Default_20_Paragraph_20_Font"><text:span text:style-name="T6">git remote add origin h</text:span></text:span><text:span text:style-name="Default_20_Paragraph_20_Font"><text:span text:style-name="T6">ttps://github.com/minhqlrt/SimpleSiteTestCase.git</text:span></text:span></text:p>
      <text:p text:style-name="P4"><text:span text:style-name="Default_20_Paragraph_20_Font"><text:span text:style-name="T6">git pull origin master</text:span></text:span></text:p>
      <text:p text:style-name="P5"/>
      <text:p text:style-name="P5"/>
      <text:p text:style-name="P4"><text:span text:style-name="Strong_20_Emphasis"><text:span text:style-name="T9">Download</text:span></text:span><text:a xlink:type="simple" xlink:href="http://atlassian.com/git/tutorial/remote-repositories" office:target-frame-name="_top" xlink:show="replace" text:style-name="Internet_20_link" text:visited-style-name="Visited_20_Internet_20_Link"><text:span text:style-name="Strong_20_Emphasis"> from <text:s/>remote repository</text:span></text:a></text:p>
      <text:p text:style-name="P4"><text:span text:style-name="Strong_20_Emphasis">Create a folder then init a local Git repository, into which this remote is s</text:span><text:span text:style-name="Strong_20_Emphasis">upposed to be added</text:span></text:p>
      <text:p text:style-name="P4"><text:span text:style-name="Strong_20_Emphasis"><text:span text:style-name="T11">git init</text:span></text:span></text:p>
      <text:p text:style-name="P4"><text:span text:style-name="Default_20_Paragraph_20_Font"><text:span text:style-name="T6">git remote add origin https://github.com/minhqlrt/SimpleSiteTestCase.git</text:span></text:span></text:p>
      <text:p text:style-name="P4"><text:span text:style-name="Default_20_Paragraph_20_Font"><text:span text:style-name="T6">git pull origin master</text:span></text:span></text:p>
      <text:p text:style-name="P4"><text:span text:style-name="Default_20_Paragraph_20_Font"><text:span text:style-name="T6">or you can just use one command instead of three commands above:</text:span></text:span></text:p>
      <text:p text:style-name="P4"><text:span text:style-name="Default_20_Paragraph_20_Font"><text:span text:style-name="T6">git clone https://github.com/minhqlrt/game-of-life.git</text:span></text:span></text:p>
      <text:p text:style-name="P4"><text:a xlink:type="simple" xlink:href="https://github.com/minhqlrt/SimpleSite.git" office:target-frame-name="_top" xlink:show="replace" text:style-name="Internet_20_link" text:visited-style-name="Visited_20_Internet_20_Link"><text:span text:style-name="Default_20_Paragraph_20_Font"><text:span text:style-name="T5"/></text:span></text:a></text:p>
      <text:p text:style-name="P5">https://help.github.com/articles/cloning-a-repository/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 style:font-family-generic="system"/>
    <style:font-face style:name="Consolas" svg:font-family="Consolas, 'Liberation Mono', Me" style:font-family-generic="system"/>
    <style:font-face style:name="Helvetica Neue" svg:font-family="'Helvetica Neue'" style:font-family-generic="system"/>
    <style:font-face style:name="Helvetica" svg:font-family="Helvetica, arial, nimbussansl" style:font-family-generic="system"/>
    <style:font-face style:name="Menlo" svg:font-family="Menlo, Monaco, Consolas, 'Couri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ＭＳ Ｐ明朝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ＭＳ Ｐゴシック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4-16T11:32:00Z</meta:creation-date>
    <dc:date>2016-02-15T15:44:45.77</dc:date>
    <meta:editing-cycles>28</meta:editing-cycles>
    <meta:editing-duration>PT2H49M22S</meta:editing-duration>
    <meta:document-statistic meta:table-count="0" meta:image-count="0" meta:object-count="0" meta:page-count="2" meta:paragraph-count="46" meta:word-count="341" meta:character-count="220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